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TypeNode.invoke( Environment env , Invok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ctType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TypeNod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TypeNode.ActTypeNode( String type , VariableResolver source , String name , boolean inAc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Typ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